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OS" table:style-name="ta1" table:print="false">
        <table:table-column table:style-name="co1" table:default-cell-style-name="ce2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table:style-name="ce1" office:value-type="string" calcext:value-type="string">
            <text:p>CÓDIGO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PRODUCTO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ORCENTAJE</text:p>
          </table:table-cell>
          <table:table-cell office:value-type="string" calcext:value-type="string">
            <text:p>M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FAX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BRER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FAX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JUNIO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FAX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OCTUBR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FAX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EBRERO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FAX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JUN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IMPRESOR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NE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IMPRESOR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AYO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IMPRESORA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EPTIEMBR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IMPRESORA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ENERO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IMPRESORA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AY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MONITO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RZ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MONITO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LIO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MONITO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NOVIEMBR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MONITO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RZO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ULI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TINT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BRI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TINTA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GOSTO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TINTA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DICIEMBR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TINTA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ABRI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TINTA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AGO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23:17:35.514000000"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ablo Cepeda</meta:initial-creator>
    <meta:creation-date>2011-04-28T21:30:35.15</meta:creation-date>
    <dc:date>2017-01-03T23:19:50.177000000</dc:date>
    <meta:editing-duration>PT1M4S</meta:editing-duration>
    <meta:editing-cycles>3</meta:editing-cycles>
    <meta:generator>LibreOffice/4.2.4.2$Windows_x86 LibreOffice_project/63150712c6d317d27ce2db16eb94c2f3d7b699f8</meta:generator>
    <meta:document-statistic meta:table-count="1" meta:cell-count="127" meta:object-count="0"/>
  </office:meta>
</office:document-meta>
</file>